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624b" officeooo:paragraph-rsid="0006624b"/>
    </style:style>
    <style:style style:name="P2" style:family="paragraph" style:parent-style-name="Standard">
      <style:paragraph-properties fo:text-align="center" style:justify-single-word="false"/>
      <style:text-properties officeooo:rsid="0006624b" officeooo:paragraph-rsid="0006624b"/>
    </style:style>
    <style:style style:name="P3" style:family="paragraph" style:parent-style-name="Standard">
      <style:text-properties officeooo:paragraph-rsid="0006624b"/>
    </style:style>
    <style:style style:name="T1" style:family="text">
      <style:text-properties officeooo:rsid="0006624b"/>
    </style:style>
    <style:style style:name="T2" style:family="text">
      <style:text-properties officeooo:rsid="000747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MBEY</text:p>
      <text:p text:style-name="P1">Baptiste </text:p>
      <text:p text:style-name="P1"/>
      <text:p text:style-name="P1"/>
      <text:p text:style-name="P2">Compte rendu Dootp2</text:p>
      <text:p text:style-name="P2"/>
      <text:p text:style-name="P2"/>
      <text:p text:style-name="P3"><text:span text:style-name="T1">dans la methode degre le type de retour est un </text:span><text:span text:style-name="T2">entier Relatife (int)</text:span><text:span text:style-name="T1"> car l’on doit retourner un degres qui peux etre negatife ou positife 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5:19:46.341047708</meta:creation-date>
    <dc:date>2022-02-04T15:23:52.987650774</dc:date>
    <meta:editing-duration>PT4M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" meta:word-count="30" meta:character-count="172" meta:non-whitespace-character-count="144"/>
  </office:meta>
</office:document-meta>
</file>